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67b" officeooo:paragraph-rsid="0002a6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d vs delay bins 3.pdf : the first fmin+num was not constant throughout each different delay bin data point. It is equal to the number of delay bins. However the upper limit remain the same,fmax-fmin.</text:p>
      <text:p text:style-name="P1"/>
      <text:p text:style-name="P1">Std vs delay bins more recent : started at fmin+num = 620, so from 520-620, then increased until reaching 690. This time the range of spectral windows remain the same, with only the number of delay data points increas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8T10:38:12.250391695</meta:creation-date>
    <dc:date>2019-07-08T10:42:16.622961714</dc:date>
    <meta:editing-duration>PT4M15S</meta:editing-duration>
    <meta:editing-cycles>1</meta:editing-cycles>
    <meta:document-statistic meta:table-count="0" meta:image-count="0" meta:object-count="0" meta:page-count="1" meta:paragraph-count="2" meta:word-count="74" meta:character-count="422" meta:non-whitespace-character-count="350"/>
    <meta:generator>LibreOffice/6.0.7.3$Linux_X86_64 LibreOffice_project/00m0$Build-3</meta:generator>
  </office:meta>
</office:document-meta>
</file>